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style:style>
    <style:style style:name="P2" style:family="paragraph" style:parent-style-name="Preformatted_20_Text">
      <style:text-properties style:font-name="Liberation Serif" fo:font-size="16pt" fo:font-weight="bold" style:font-size-asian="16pt" style:font-weight-asian="bold" style:font-size-complex="16pt" style:font-weight-complex="bold"/>
    </style:style>
    <style:style style:name="P3" style:family="paragraph" style:parent-style-name="Preformatted_20_Text">
      <style:text-properties style:font-name="Liberation Serif" fo:font-size="12pt" style:font-size-asian="12pt" style:font-size-complex="12pt"/>
    </style:style>
    <style:style style:name="P4" style:family="paragraph" style:parent-style-name="Preformatted_20_Text">
      <style:text-properties style:font-name="Liberation Serif" fo:font-size="13pt" style:font-size-asian="13pt" style:font-size-complex="13pt"/>
    </style:style>
    <style:style style:name="P5" style:family="paragraph" style:parent-style-name="Preformatted_20_Text">
      <style:text-properties officeooo:paragraph-rsid="00125126"/>
    </style:style>
    <style:style style:name="P6" style:family="paragraph" style:parent-style-name="Preformatted_20_Text">
      <style:text-properties officeooo:paragraph-rsid="001470d0"/>
    </style:style>
    <style:style style:name="P7" style:family="paragraph" style:parent-style-name="Preformatted_20_Text">
      <style:text-properties officeooo:rsid="001597a2" officeooo:paragraph-rsid="001597a2"/>
    </style:style>
    <style:style style:name="P8" style:family="paragraph" style:parent-style-name="Heading_20_5">
      <style:text-properties officeooo:paragraph-rsid="00125126"/>
    </style:style>
    <style:style style:name="P9" style:family="paragraph" style:parent-style-name="Heading_20_5">
      <style:text-properties officeooo:paragraph-rsid="00131378"/>
    </style:style>
    <style:style style:name="P10" style:family="paragraph" style:parent-style-name="Preformatted_20_Text">
      <style:text-properties style:font-name="Liberation Serif" fo:font-size="12pt" style:font-size-asian="12pt" style:font-size-complex="12pt"/>
    </style:style>
    <style:style style:name="P11" style:family="paragraph" style:parent-style-name="Preformatted_20_Text">
      <style:text-properties style:font-name="Liberation Serif" fo:font-size="12pt" officeooo:paragraph-rsid="0016f87a" style:font-size-asian="12pt" style:font-size-complex="12pt"/>
    </style:style>
    <style:style style:name="P12" style:family="paragraph" style:parent-style-name="Preformatted_20_Text">
      <style:text-properties officeooo:paragraph-rsid="0016f87a"/>
    </style:style>
    <style:style style:name="P13" style:family="paragraph" style:parent-style-name="Preformatted_20_Text">
      <style:text-properties officeooo:paragraph-rsid="00184277"/>
    </style:style>
    <style:style style:name="T1" style:family="text">
      <style:text-properties style:font-name="Liberation Sans" fo:font-size="11.8999996185303pt" fo:font-weight="bold" officeooo:rsid="00125126" style:font-name-asian="DejaVu Sans" style:font-size-asian="11.8999996185303pt" style:font-weight-asian="bold" style:font-name-complex="Lohit Hindi" style:font-size-complex="11.8999996185303pt" style:font-weight-complex="bold"/>
    </style:style>
    <style:style style:name="T2" style:family="text">
      <style:text-properties style:font-name="Liberation Sans" fo:font-size="12pt" fo:font-weight="bold" officeooo:rsid="00125126" style:font-name-asian="DejaVu Sans" style:font-size-asian="12pt" style:font-weight-asian="bold" style:font-name-complex="Lohit Hindi" style:font-size-complex="12pt" style:font-weight-complex="bold"/>
    </style:style>
    <style:style style:name="T3" style:family="text">
      <style:text-properties style:font-name="Liberation Serif" fo:font-size="12pt" style:font-size-asian="12pt" style:font-size-complex="12pt"/>
    </style:style>
    <style:style style:name="T4" style:family="text">
      <style:text-properties officeooo:rsid="0015f0ce"/>
    </style:style>
    <style:style style:name="T5" style:family="text">
      <style:text-properties fo:font-style="italic" officeooo:rsid="0015f0ce" style:font-style-asian="italic" style:font-style-complex="italic"/>
    </style:style>
    <style:style style:name="T6" style:family="text">
      <style:text-properties officeooo:rsid="0016f87a"/>
    </style:style>
    <style:style style:name="T7" style:family="text">
      <style:text-properties officeooo:rsid="001842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2">Terraform install and code</text:p>
      <text:p text:style-name="Preformatted_20_Text"/>
      <text:p text:style-name="Preformatted_20_Text"/>
      <text:p text:style-name="Preformatted_20_Text">https://blog.gruntwork.io/an-introduction-to-terraform-f17df9c6d180</text:p>
      <text:p text:style-name="Preformatted_20_Text"/>
      <text:p text:style-name="P7">Terraform with docker</text:p>
      <text:p text:style-name="Preformatted_20_Text"><text:a xlink:type="simple" xlink:href="https://learn.hashicorp.com/tutorials/terraform/install-cli" text:style-name="Internet_20_link" text:visited-style-name="Visited_20_Internet_20_Link">https://learn.hashicorp.com/tutorials/terraform/install-cli</text:a></text:p>
      <text:p text:style-name="Preformatted_20_Text"/>
      <text:p text:style-name="Preformatted_20_Text"/>
      <text:h text:style-name="P8" text:outline-level="5"><text:bookmark-start text:name="__DdeLink__928_3478273947"/><text:span text:style-name="T2">=== </text:span><text:span text:style-name="T1">Misc ===</text:span><text:bookmark-end text:name="__DdeLink__928_3478273947"/></text:h>
      <text:p text:style-name="P5"/>
      <text:p text:style-name="P3">Important AWS Policies:</text:p>
      <text:p text:style-name="Preformatted_20_Text"/>
      <text:p text:style-name="Preformatted_20_Text">AmazonEC2FullAccess: <text:s text:c="5"/>required for this blog post.</text:p>
      <text:p text:style-name="Preformatted_20_Text">AmazonS3FullAccess: <text:s text:c="6"/>required for How to manage Terraform state.</text:p>
      <text:p text:style-name="Preformatted_20_Text">AmazonDynamoDBFullAccess: required for How to manage Terraform state.</text:p>
      <text:p text:style-name="P5">AmazonRDSFullAccess: <text:s text:c="5"/>required for How to create reusable infrastructure <text:s text:c="2"/></text:p>
      <text:p text:style-name="P5"><text:s text:c="27"/>with Terraform modules.</text:p>
      <text:p text:style-name="P5">CloudWatchFullAccess: <text:s text:c="4"/>required for Terraform tips &amp; tricks: loops, if-</text:p>
      <text:p text:style-name="P5"><text:s text:c="27"/>statements, and pitfalls.</text:p>
      <text:p text:style-name="P5">IAMFullAccess: <text:s text:c="11"/>required for Terraform tips &amp; tricks: loops, if-</text:p>
      <text:p text:style-name="P5"><text:s text:c="27"/>statements, and pitfalls.</text:p>
      <text:p text:style-name="Preformatted_20_Text"/>
      <text:p text:style-name="Preformatted_20_Text"/>
      <text:h text:style-name="P8" text:outline-level="5"><text:bookmark-start text:name="__DdeLink__933_3478273947"/><text:span text:style-name="T2">=== Install / setup Terraform</text:span><text:span text:style-name="T1"> ===</text:span><text:bookmark-end text:name="__DdeLink__933_3478273947"/></text:h>
      <text:p text:style-name="Preformatted_20_Text"/>
      <text:p text:style-name="P3">1. Download the Terraform executable</text:p>
      <text:p text:style-name="P3"/>
      <text:p text:style-name="P3"><text:s text:c="4"/><text:span text:style-name="T4">Copy the executable to /usr/local/bin</text:span></text:p>
      <text:p text:style-name="P3"/>
      <text:p text:style-name="P12"><text:bookmark-start text:name="__DdeLink__906_146156800"/><text:s text:c="4"/><text:span text:style-name="T6">$ sudo mv terraform /usr/local/bin</text:span></text:p>
      <text:p text:style-name="P13"><text:s text:c="4"/><text:span text:style-name="T6">$ sudo terraform --</text:span><text:span text:style-name="T7">version</text:span><text:bookmark-end text:name="__DdeLink__906_146156800"/></text:p>
      <text:p text:style-name="P11"/>
      <text:p text:style-name="P3">2. Configure your AWS credentials</text:p>
      <text:p text:style-name="Preformatted_20_Text"/>
      <text:p text:style-name="Preformatted_20_Text"><text:bookmark-start text:name="__DdeLink__903_146156800"/><text:s text:c="4"/><text:span text:style-name="T6">$ </text:span>export AWS_ACCESS_KEY_ID=(your access key id)</text:p>
      <text:p text:style-name="Preformatted_20_Text"><text:bookmark-end text:name="__DdeLink__903_146156800"/><text:s text:c="4"/><text:span text:style-name="T6">$ </text:span>export AWS_SECRET_ACCESS_KEY=(your secret access key)</text:p>
      <text:p text:style-name="Preformatted_20_Text"><text:s text:c="4"/></text:p>
      <text:p text:style-name="P3">3. Create a HCL file with .tf extention</text:p>
      <text:p text:style-name="Preformatted_20_Text"/>
      <text:p text:style-name="Preformatted_20_Text"><text:s text:c="4"/>vi main.tf</text:p>
      <text:p text:style-name="Preformatted_20_Text"><text:s text:c="4"/></text:p>
      <text:p text:style-name="Preformatted_20_Text"><text:s text:c="4"/>Define the provider</text:p>
      <text:p text:style-name="Preformatted_20_Text"/>
      <text:p text:style-name="Preformatted_20_Text"><text:s text:c="6"/>provider "aws" {</text:p>
      <text:p text:style-name="Preformatted_20_Text"><text:s text:c="8"/>region = "us-east-2"</text:p>
      <text:p text:style-name="Preformatted_20_Text"><text:s text:c="6"/>}</text:p>
      <text:p text:style-name="Preformatted_20_Text"><text:s text:c="6"/></text:p>
      <text:p text:style-name="Preformatted_20_Text"><text:s text:c="4"/>Define the resource, e.g. an EC2 instance</text:p>
      <text:p text:style-name="Preformatted_20_Text"/>
      <text:p text:style-name="Preformatted_20_Text"><text:s text:c="7"/>resource "&lt;PROVIDER&gt;_&lt;TYPE&gt;" "&lt;NAME&gt;" {</text:p>
      <text:p text:style-name="Preformatted_20_Text"><text:s text:c="9"/>[CONFIG …]</text:p>
      <text:p text:style-name="Preformatted_20_Text"><text:s text:c="7"/>}</text:p>
      <text:p text:style-name="Preformatted_20_Text"><text:s text:c="4"/></text:p>
      <text:p text:style-name="Preformatted_20_Text"><text:s text:c="6"/>resource "aws_instance" "example" {</text:p>
      <text:p text:style-name="Preformatted_20_Text"><text:s text:c="8"/>ami <text:s text:c="10"/>= "ami-0c55b159cbfafe1f0"</text:p>
      <text:p text:style-name="Preformatted_20_Text"><text:s text:c="8"/>instance_type = "t2.micro"</text:p>
      <text:p text:style-name="Preformatted_20_Text"><text:soft-page-break/><text:s text:c="8"/></text:p>
      <text:p text:style-name="Preformatted_20_Text"><text:s text:c="8"/>tags = {</text:p>
      <text:p text:style-name="Preformatted_20_Text"><text:s text:c="10"/>Name = "terraform-example" <text:s text:c="11"/>&lt;== Name of the EC2 instance</text:p>
      <text:p text:style-name="Preformatted_20_Text"><text:s text:c="8"/>} <text:s text:c="7"/></text:p>
      <text:p text:style-name="Preformatted_20_Text"><text:s text:c="6"/>}</text:p>
      <text:p text:style-name="Preformatted_20_Text"><text:s text:c="6"/></text:p>
      <text:p text:style-name="P3">4. Initialize</text:p>
      <text:p text:style-name="Preformatted_20_Text"/>
      <text:p text:style-name="Preformatted_20_Text"><text:s text:c="4"/>$ terraform init <text:s text:c="11"/></text:p>
      <text:p text:style-name="Preformatted_20_Text"><text:s text:c="4"/></text:p>
      <text:p text:style-name="Preformatted_20_Text"><text:s text:c="4"/>--&gt; The provider code will be downloaded into a .terraform folder</text:p>
      <text:p text:style-name="Preformatted_20_Text"><text:s text:c="4"/></text:p>
      <text:p text:style-name="P3">5. Create a plan</text:p>
      <text:p text:style-name="Preformatted_20_Text"/>
      <text:p text:style-name="Preformatted_20_Text"><text:s text:c="4"/>$ terraform plan</text:p>
      <text:p text:style-name="Preformatted_20_Text"><text:s text:c="4"/></text:p>
      <text:p text:style-name="Preformatted_20_Text"><text:s text:c="4"/>The plan command lets you see what Terraform will do before actually doing it. </text:p>
      <text:p text:style-name="Preformatted_20_Text"><text:s text:c="4"/></text:p>
      <text:p text:style-name="P3">6. Apply the plan</text:p>
      <text:p text:style-name="Preformatted_20_Text"/>
      <text:p text:style-name="Preformatted_20_Text"><text:s text:c="4"/>$ terraform apply</text:p>
      <text:p text:style-name="Preformatted_20_Text"><text:s text:c="4"/></text:p>
      <text:p text:style-name="Preformatted_20_Text"><text:s text:c="4"/>output</text:p>
      <text:p text:style-name="Preformatted_20_Text"><text:s text:c="4"/>...</text:p>
      <text:p text:style-name="Preformatted_20_Text"><text:s text:c="4"/>-/+ resource ... <text:s text:c="6"/># replace the resource</text:p>
      <text:p text:style-name="Preformatted_20_Text"><text:s text:c="4"/>+ resource ... <text:s text:c="8"/># add the resource</text:p>
      <text:p text:style-name="Preformatted_20_Text"><text:s text:c="4"/>- resource ... <text:s text:c="8"/># remove the resource</text:p>
      <text:p text:style-name="Preformatted_20_Text"><text:s text:c="4"/>...</text:p>
      <text:p text:style-name="Preformatted_20_Text"><text:s text:c="4"/></text:p>
      <text:h text:style-name="P9" text:outline-level="5"><text:bookmark-start text:name="__DdeLink__937_3478273947"/><text:span text:style-name="T2">=== Deploy a single web server </text:span><text:span text:style-name="T1">===</text:span><text:bookmark-end text:name="__DdeLink__937_3478273947"/></text:h>
      <text:p text:style-name="Preformatted_20_Text"/>
      <text:p text:style-name="Preformatted_20_Text">ws.sh</text:p>
      <text:p text:style-name="Preformatted_20_Text">&gt;&gt;&gt;&gt;&gt;</text:p>
      <text:p text:style-name="Preformatted_20_Text">#!/bin/bash</text:p>
      <text:p text:style-name="Preformatted_20_Text">echo "Hello, World" &gt; index.html</text:p>
      <text:p text:style-name="Preformatted_20_Text">nohup busybox httpd -f -p 8080 &amp;</text:p>
      <text:p text:style-name="Preformatted_20_Text">&lt;&lt;&lt;&lt;&lt;</text:p>
      <text:p text:style-name="Preformatted_20_Text"/>
      <text:p text:style-name="P3">This is a bash script that writes the text “Hello, World” into index.html a</text:p>
      <text:p text:style-name="P3">nd runs a web server on port 8080 using busybox (which is installed by default on Ubuntu) serve that file at the URL “/”.</text:p>
      <text:p text:style-name="P3"/>
      <text:p text:style-name="P3">-- We’re going to run the script above as part of the EC2 Instance’s User Data, </text:p>
      <text:p text:style-name="P3"><text:s text:c="3"/>which AWS will execute when the instance is booting.</text:p>
      <text:p text:style-name="P1"/>
      <text:p text:style-name="Preformatted_20_Text">main.tf</text:p>
      <text:p text:style-name="Preformatted_20_Text">&gt;&gt;&gt;&gt;&gt;</text:p>
      <text:p text:style-name="Preformatted_20_Text">resource "aws_instance" "example" {</text:p>
      <text:p text:style-name="Preformatted_20_Text"><text:s text:c="2"/>ami <text:s text:c="10"/>= "ami-0c55b159cbfafe1f0"</text:p>
      <text:p text:style-name="Preformatted_20_Text"><text:s text:c="2"/>instance_type = "t2.micro"</text:p>
      <text:p text:style-name="Preformatted_20_Text"><text:s text:c="2"/></text:p>
      <text:p text:style-name="Preformatted_20_Text"><text:s text:c="2"/>user_data = &lt;&lt;-EOF</text:p>
      <text:p text:style-name="Preformatted_20_Text"><text:s text:c="14"/>#!/bin/bash</text:p>
      <text:p text:style-name="Preformatted_20_Text"><text:s text:c="14"/>echo "Hello, World" &gt; index.html</text:p>
      <text:p text:style-name="Preformatted_20_Text"><text:s text:c="14"/>nohup busybox httpd -f -p 8080 &amp;</text:p>
      <text:p text:style-name="Preformatted_20_Text"><text:s text:c="14"/>EOF <text:s/></text:p>
      <text:p text:style-name="Preformatted_20_Text"><text:s text:c="14"/></text:p>
      <text:p text:style-name="Preformatted_20_Text"><text:s text:c="2"/>tags = {</text:p>
      <text:p text:style-name="Preformatted_20_Text"><text:s text:c="4"/>Name = "terraform-example"</text:p>
      <text:p text:style-name="Preformatted_20_Text"><text:soft-page-break/><text:s text:c="2"/>}</text:p>
      <text:p text:style-name="Preformatted_20_Text">}</text:p>
      <text:p text:style-name="Preformatted_20_Text">&lt;&lt;&lt;&lt;&lt;</text:p>
      <text:p text:style-name="Preformatted_20_Text"/>
      <text:p text:style-name="Preformatted_20_Text"/>
      <text:p text:style-name="P3">-- To allow the EC2 Instance to receive traffic on port 8080, you need to create a security group:</text:p>
      <text:p text:style-name="Preformatted_20_Text"/>
      <text:p text:style-name="Preformatted_20_Text">.....</text:p>
      <text:p text:style-name="Preformatted_20_Text">resource "aws_security_group" "instance" {</text:p>
      <text:p text:style-name="Preformatted_20_Text"><text:s text:c="2"/>name = "terraform-example-instance" <text:s/>ingress {</text:p>
      <text:p text:style-name="Preformatted_20_Text"><text:s text:c="4"/>from_port <text:s text:c="2"/>= 8080</text:p>
      <text:p text:style-name="Preformatted_20_Text"><text:s text:c="4"/>to_port <text:s text:c="4"/>= 8080</text:p>
      <text:p text:style-name="Preformatted_20_Text"><text:s text:c="4"/>protocol <text:s text:c="3"/>= "tcp"</text:p>
      <text:p text:style-name="Preformatted_20_Text"><text:s text:c="4"/>cidr_blocks = ["0.0.0.0/0"]</text:p>
      <text:p text:style-name="Preformatted_20_Text"><text:s text:c="2"/>}</text:p>
      <text:p text:style-name="Preformatted_20_Text">}</text:p>
      <text:p text:style-name="Preformatted_20_Text">.....</text:p>
      <text:p text:style-name="Preformatted_20_Text"/>
      <text:p text:style-name="Preformatted_20_Text"/>
      <text:p text:style-name="P3">Simply creating a security group isn’t enough; you also need to tell the </text:p>
      <text:p text:style-name="P3">EC2 Instance to actually use it by passing the ID of the security group</text:p>
      <text:p text:style-name="P3">into the vpc_security_group_ids argument of the aws_instance resource. </text:p>
      <text:p text:style-name="P3"/>
      <text:p text:style-name="P3">Expressions:</text:p>
      <text:p text:style-name="P3"/>
      <text:p text:style-name="P3"><text:s text:c="2"/>An expression in Terraform is anything that returns a value.</text:p>
      <text:p text:style-name="P3"><text:s text:c="2"/></text:p>
      <text:p text:style-name="P3"><text:s text:c="2"/>One particularly useful type of expression is a reference, which allows you to access values </text:p>
      <text:p text:style-name="P3"><text:s text:c="2"/>from other parts of your code. To access the ID of the security group resource, you are </text:p>
      <text:p text:style-name="P3"><text:s text:c="2"/>going to need to use a resource attribute reference, which uses the following syntax:</text:p>
      <text:p text:style-name="Preformatted_20_Text"/>
      <text:p text:style-name="Preformatted_20_Text"><text:s text:c="4"/>&lt;PROVIDER&gt;_&lt;TYPE&gt;.&lt;NAME&gt;.&lt;ATTRIBUTE&gt;</text:p>
      <text:p text:style-name="Preformatted_20_Text"/>
      <text:p text:style-name="Preformatted_20_Text"><text:s/><text:span text:style-name="T3"><text:s/>The security group exports an attribute called id, so the expression to reference </text:span></text:p>
      <text:p text:style-name="P3"><text:s text:c="2"/>it will look like this:</text:p>
      <text:p text:style-name="Preformatted_20_Text"/>
      <text:p text:style-name="Preformatted_20_Text"><text:s text:c="4"/>aws_security_group.instance.id</text:p>
      <text:p text:style-name="Preformatted_20_Text"><text:s text:c="4"/></text:p>
      <text:p text:style-name="Preformatted_20_Text"/>
      <text:p text:style-name="P3">You can use this security group ID in the vpc_security_group_ids parameter of the aws_instance:</text:p>
      <text:p text:style-name="Preformatted_20_Text"/>
      <text:p text:style-name="Preformatted_20_Text">main.tf</text:p>
      <text:p text:style-name="Preformatted_20_Text">&gt;&gt;&gt;&gt;</text:p>
      <text:p text:style-name="Preformatted_20_Text">resource "aws_instance" "example" {</text:p>
      <text:p text:style-name="Preformatted_20_Text"><text:s text:c="2"/>ami <text:s text:c="19"/>= "ami-0c55b159cbfafe1f0"</text:p>
      <text:p text:style-name="Preformatted_20_Text"><text:s text:c="2"/>instance_type <text:s text:c="9"/>= "t2.micro"</text:p>
      <text:p text:style-name="Preformatted_20_Text"><text:s text:c="2"/>vpc_security_group_ids = [aws_security_group.instance.id] <text:s/></text:p>
      <text:p text:style-name="Preformatted_20_Text"><text:s text:c="2"/></text:p>
      <text:p text:style-name="Preformatted_20_Text"><text:s text:c="2"/>user_data = &lt;&lt;-EOF</text:p>
      <text:p text:style-name="Preformatted_20_Text"><text:s text:c="14"/>#!/bin/bash</text:p>
      <text:p text:style-name="Preformatted_20_Text"><text:s text:c="14"/>echo "Hello, World" &gt; index.html</text:p>
      <text:p text:style-name="Preformatted_20_Text"><text:s text:c="14"/>nohup busybox httpd -f -p 8080 &amp;</text:p>
      <text:p text:style-name="Preformatted_20_Text"><text:s text:c="14"/>EOF <text:s/></text:p>
      <text:p text:style-name="Preformatted_20_Text"><text:s text:c="14"/></text:p>
      <text:p text:style-name="Preformatted_20_Text"><text:s text:c="2"/>tags = {</text:p>
      <text:p text:style-name="Preformatted_20_Text"><text:s text:c="4"/>Name = "terraform-example"</text:p>
      <text:p text:style-name="Preformatted_20_Text"><text:s text:c="2"/>}</text:p>
      <text:p text:style-name="Preformatted_20_Text">}</text:p>
      <text:p text:style-name="Preformatted_20_Text">&lt;&lt;&lt;&lt;&lt;</text:p>
      <text:p text:style-name="Preformatted_20_Text"/>
      <text:p text:style-name="Preformatted_20_Text"><text:soft-page-break/></text:p>
      <text:p text:style-name="P4">When you add a reference from one resource to another, you create an implicit dependency.</text:p>
      <text:p text:style-name="P4">Terraform parses these dependencies, builds a dependency graph from them, and uses that</text:p>
      <text:p text:style-name="P4">to automatically figure out in what order it should create resources. </text:p>
      <text:p text:style-name="P4"/>
      <text:p text:style-name="P4"/>
      <text:p text:style-name="P4">-- Test the web server</text:p>
      <text:p text:style-name="Preformatted_20_Text"/>
      <text:p text:style-name="Preformatted_20_Text"><text:s text:c="2"/>$ curl http://&lt;EC2_INSTANCE_PUBLIC_IP&gt;:8080</text:p>
      <text:p text:style-name="Preformatted_20_Text"><text:s text:c="2"/>Hello, World</text:p>
      <text:p text:style-name="Preformatted_20_Text"/>
      <text:p text:style-name="Preformatted_20_Text"/>
      <text:h text:style-name="P9" text:outline-level="5"><text:span text:style-name="T2">=== Deploy a Configurable Web Server </text:span><text:span text:style-name="T1">===</text:span></text:h>
      <text:p text:style-name="Preformatted_20_Text"/>
      <text:p text:style-name="P3">The Don’t Repeat Yourself (DRY) principle.</text:p>
      <text:p text:style-name="P3"><text:s/></text:p>
      <text:p text:style-name="P3">To allow you to make your code more DRY and more configurable, </text:p>
      <text:p text:style-name="P3">Terraform allows you to define input variables. </text:p>
      <text:p text:style-name="P3">The syntax for declaring a variable is:</text:p>
      <text:p text:style-name="Preformatted_20_Text"/>
      <text:p text:style-name="Preformatted_20_Text"><text:s text:c="2"/>variable "NAME" {</text:p>
      <text:p text:style-name="Preformatted_20_Text"><text:s text:c="4"/>[CONFIG ...]</text:p>
      <text:p text:style-name="Preformatted_20_Text"><text:s text:c="2"/>}</text:p>
      <text:p text:style-name="Preformatted_20_Text"/>
      <text:p text:style-name="Preformatted_20_Text"/>
      <text:p text:style-name="Preformatted_20_Text"><text:s text:c="2"/>variable "server_port" {</text:p>
      <text:p text:style-name="Preformatted_20_Text"><text:s text:c="4"/>description = "The port the server will use for HTTP requests"</text:p>
      <text:p text:style-name="Preformatted_20_Text"><text:s text:c="4"/>type <text:s text:c="7"/>= number</text:p>
      <text:p text:style-name="Preformatted_20_Text"><text:s text:c="4"/>default <text:s text:c="4"/>= 8080</text:p>
      <text:p text:style-name="Preformatted_20_Text"><text:s text:c="2"/>}</text:p>
      <text:p text:style-name="Preformatted_20_Text"/>
      <text:p text:style-name="Preformatted_20_Text"/>
      <text:p text:style-name="P3"><text:s text:c="2"/>-- Let terraform ask for the variable value</text:p>
      <text:p text:style-name="Preformatted_20_Text"><text:s text:c="2"/></text:p>
      <text:p text:style-name="Preformatted_20_Text"><text:s text:c="4"/>$ terraform apply</text:p>
      <text:p text:style-name="Preformatted_20_Text"><text:s text:c="3"/></text:p>
      <text:p text:style-name="Preformatted_20_Text"><text:s text:c="6"/>var.server_port</text:p>
      <text:p text:style-name="Preformatted_20_Text"><text:s text:c="8"/>The port the server will use for HTTP requests <text:s/></text:p>
      <text:p text:style-name="Preformatted_20_Text"><text:s text:c="6"/></text:p>
      <text:p text:style-name="Preformatted_20_Text"><text:s text:c="8"/>Enter a value:</text:p>
      <text:p text:style-name="Preformatted_20_Text"><text:s text:c="2"/></text:p>
      <text:p text:style-name="P3"><text:s text:c="2"/>-- Pass the parameter value on the command line</text:p>
      <text:p text:style-name="Preformatted_20_Text"><text:s text:c="4"/></text:p>
      <text:p text:style-name="Preformatted_20_Text"><text:s text:c="4"/>$ terraform apply -var "server_port=8080"</text:p>
      <text:p text:style-name="Preformatted_20_Text"/>
      <text:p text:style-name="P3"><text:s text:c="2"/>-- Set an environment variable for the parameter value</text:p>
      <text:p text:style-name="Preformatted_20_Text"><text:s text:c="2"/></text:p>
      <text:p text:style-name="Preformatted_20_Text"><text:s text:c="4"/>$ export TF_VAR_server_port=8080</text:p>
      <text:p text:style-name="Preformatted_20_Text"><text:s text:c="4"/>$ terraform apply</text:p>
      <text:p text:style-name="Preformatted_20_Text"/>
      <text:p text:style-name="Preformatted_20_Text"/>
      <text:p text:style-name="P3"><text:s text:c="2"/>Reference the variable in the code:</text:p>
      <text:p text:style-name="Preformatted_20_Text"><text:s text:c="2"/></text:p>
      <text:p text:style-name="Preformatted_20_Text"><text:s text:c="4"/>.....</text:p>
      <text:p text:style-name="Preformatted_20_Text"><text:s text:c="4"/>resource "aws_security_group" "instance" {</text:p>
      <text:p text:style-name="Preformatted_20_Text"><text:s text:c="6"/>name = "terraform-example-instance" <text:s/></text:p>
      <text:p text:style-name="Preformatted_20_Text"><text:s text:c="6"/></text:p>
      <text:p text:style-name="Preformatted_20_Text"><text:s text:c="6"/>ingress {</text:p>
      <text:p text:style-name="Preformatted_20_Text"><text:soft-page-break/><text:s text:c="8"/>from_port <text:s text:c="2"/>= var.server_port</text:p>
      <text:p text:style-name="Preformatted_20_Text"><text:s text:c="8"/>to_port <text:s text:c="4"/>= var.server_port</text:p>
      <text:p text:style-name="Preformatted_20_Text"><text:s text:c="8"/>protocol <text:s text:c="3"/>= "tcp"</text:p>
      <text:p text:style-name="Preformatted_20_Text"><text:s text:c="8"/>cidr_blocks = ["0.0.0.0/0"]</text:p>
      <text:p text:style-name="Preformatted_20_Text"><text:s text:c="6"/>}</text:p>
      <text:p text:style-name="Preformatted_20_Text"><text:s text:c="4"/>}</text:p>
      <text:p text:style-name="Preformatted_20_Text"><text:s text:c="4"/>.....</text:p>
      <text:p text:style-name="Preformatted_20_Text"><text:s text:c="4"/></text:p>
      <text:p text:style-name="P3"><text:s text:c="2"/>To use a reference inside of a string literal, you need to use a new type of expression </text:p>
      <text:p text:style-name="P3"><text:s text:c="2"/>called an interpolation, which has the following syntax:</text:p>
      <text:p text:style-name="Preformatted_20_Text"/>
      <text:p text:style-name="Preformatted_20_Text"><text:s text:c="4"/>"${...}"</text:p>
      <text:p text:style-name="Preformatted_20_Text"><text:s text:c="4"/></text:p>
      <text:p text:style-name="Preformatted_20_Text"><text:s text:c="4"/>.....</text:p>
      <text:p text:style-name="Preformatted_20_Text"><text:s text:c="4"/>user_data = &lt;&lt;-EOF</text:p>
      <text:p text:style-name="Preformatted_20_Text"><text:s text:c="14"/>#!/bin/bash</text:p>
      <text:p text:style-name="Preformatted_20_Text"><text:s text:c="14"/>echo "Hello, World" &gt; index.html</text:p>
      <text:p text:style-name="Preformatted_20_Text"><text:s text:c="14"/>nohup busybox httpd -f -p "${var.server_port}" &amp;</text:p>
      <text:p text:style-name="Preformatted_20_Text"><text:s text:c="14"/>EOF</text:p>
      <text:p text:style-name="Preformatted_20_Text"><text:s text:c="4"/>.....</text:p>
      <text:p text:style-name="Preformatted_20_Text"><text:s text:c="4"/></text:p>
      <text:p text:style-name="Preformatted_20_Text"><text:s text:c="14"/></text:p>
      <text:p text:style-name="P3">Output variables</text:p>
      <text:p text:style-name="P3"/>
      <text:p text:style-name="P3"/>
      <text:p text:style-name="P3"><text:s text:c="2"/>In addition to input variables, Terraform also allows you to define output variables with the following syntax:</text:p>
      <text:p text:style-name="Preformatted_20_Text"/>
      <text:p text:style-name="Preformatted_20_Text"><text:s text:c="4"/>output "&lt;NAME&gt;" {</text:p>
      <text:p text:style-name="Preformatted_20_Text"><text:s text:c="6"/>value = &lt;VALUE&gt;</text:p>
      <text:p text:style-name="Preformatted_20_Text"><text:s text:c="6"/>[CONFIG ...]</text:p>
      <text:p text:style-name="Preformatted_20_Text"><text:s text:c="4"/>}</text:p>
      <text:p text:style-name="Preformatted_20_Text"/>
      <text:p text:style-name="Preformatted_20_Text"><text:s text:c="2"/>NAME is the name of the output variable</text:p>
      <text:p text:style-name="Preformatted_20_Text"><text:s text:c="2"/>VALUE can be any Terraform expression that you would like to output. </text:p>
      <text:p text:style-name="Preformatted_20_Text"><text:s text:c="2"/>CONFIG can contain two additional parameters, both optional:</text:p>
      <text:p text:style-name="Preformatted_20_Text"/>
      <text:p text:style-name="P6"><text:s text:c="2"/>description: </text:p>
      <text:p text:style-name="P6"><text:s text:c="4"/>To document what type of data is contained in the output variable.</text:p>
      <text:p text:style-name="P6"><text:s text:c="2"/>sensitive: </text:p>
      <text:p text:style-name="P6"><text:s text:c="4"/>Set this parameter to "true" to tell Terraform not to log this output <text:s text:c="14"/></text:p>
      <text:p text:style-name="P6"><text:s text:c="4"/>at the end of terraform apply. This is useful if the output variable <text:s text:c="11"/></text:p>
      <text:p text:style-name="P6"><text:s text:c="4"/>contains sensitive material or secrets, such as passwords or private keys.</text:p>
      <text:p text:style-name="Preformatted_20_Text"><text:s text:c="4"/></text:p>
      <text:p text:style-name="Preformatted_20_Text"/>
      <text:p text:style-name="Preformatted_20_Text"/>
      <text:p text:style-name="Preformatted_20_Text"><text:s/><text:span text:style-name="T3"><text:s/>For example, instead of having to manually poke around the EC2 console </text:span></text:p>
      <text:p text:style-name="P3"><text:s text:c="2"/>to find the IP address of your server, you can provide the IP address </text:p>
      <text:p text:style-name="P3"><text:s text:c="2"/>as an output variable:</text:p>
      <text:p text:style-name="Preformatted_20_Text"/>
      <text:p text:style-name="Preformatted_20_Text"><text:s text:c="4"/>.....</text:p>
      <text:p text:style-name="Preformatted_20_Text"><text:s text:c="4"/>output "public_ip" {</text:p>
      <text:p text:style-name="Preformatted_20_Text"><text:s text:c="6"/>value <text:s text:c="6"/>= aws_instance.example.public_ip</text:p>
      <text:p text:style-name="Preformatted_20_Text"><text:s text:c="6"/>description = "The public IP of the web server"</text:p>
      <text:p text:style-name="Preformatted_20_Text"><text:s text:c="4"/>}</text:p>
      <text:p text:style-name="Preformatted_20_Text"><text:s text:c="4"/>.....</text:p>
      <text:p text:style-name="Preformatted_20_Text"><text:s text:c="4"/></text:p>
      <text:p text:style-name="Preformatted_20_Text"><text:s text:c="4"/></text:p>
      <text:p text:style-name="P3"><text:s text:c="2"/>Execute it:</text:p>
      <text:p text:style-name="Preformatted_20_Text"><text:s text:c="2"/></text:p>
      <text:p text:style-name="Preformatted_20_Text"><text:s text:c="2"/>$ terraform apply</text:p>
      <text:p text:style-name="Preformatted_20_Text"><text:soft-page-break/><text:s text:c="2"/></text:p>
      <text:p text:style-name="Preformatted_20_Text"><text:s text:c="4"/>.....</text:p>
      <text:p text:style-name="Preformatted_20_Text"><text:s text:c="4"/>aws_security_group.instance: Refreshing state... </text:p>
      <text:p text:style-name="Preformatted_20_Text"><text:s text:c="4"/>aws_instance.example: Refreshing state...</text:p>
      <text:p text:style-name="Preformatted_20_Text"><text:s text:c="4"/></text:p>
      <text:p text:style-name="Preformatted_20_Text"><text:s text:c="4"/>Apply complete! Resources: 0 added, 0 changed, 0 destroyed.</text:p>
      <text:p text:style-name="Preformatted_20_Text"><text:s text:c="4"/></text:p>
      <text:p text:style-name="Preformatted_20_Text"><text:s text:c="4"/>Outputs:</text:p>
      <text:p text:style-name="Preformatted_20_Text"><text:s text:c="4"/></text:p>
      <text:p text:style-name="Preformatted_20_Text"><text:s text:c="4"/>public_ip = 54.174.13.5</text:p>
      <text:p text:style-name="Preformatted_20_Text"><text:s text:c="4"/>.....</text:p>
      <text:p text:style-name="Preformatted_20_Text"/>
      <text:p text:style-name="P3"><text:s text:c="2"/>-- List outputs without applying changes</text:p>
      <text:p text:style-name="Preformatted_20_Text"><text:s text:c="2"/></text:p>
      <text:p text:style-name="Preformatted_20_Text"><text:s text:c="4"/>$ terraform output</text:p>
      <text:p text:style-name="Preformatted_20_Text"><text:s text:c="4"/>public_ip = 54.174.13.5</text:p>
      <text:p text:style-name="Preformatted_20_Text"><text:s text:c="2"/></text:p>
      <text:p text:style-name="Preformatted_20_Text"><text:s text:c="4"/>$ terraform output public_ip</text:p>
      <text:p text:style-name="Preformatted_20_Text"><text:s text:c="4"/>54.174.13.5</text:p>
      <text:p text:style-name="Preformatted_20_Text"/>
      <text:h text:style-name="P9" text:outline-level="5"><text:span text:style-name="T2">=== Deploy a cluster of web servers </text:span><text:span text:style-name="T1">===</text:span></text:h>
      <text:p text:style-name="Preformatted_20_Text"/>
      <text:p text:style-name="P3">Using an Auto Scaling Group (ASG) you can automatically launch a cluster of EC2 Instances, monitor their health, automatically restart failed nodes, and adjust the size of the cluster in response to demand.</text:p>
      <text:p text:style-name="P3"/>
      <text:p text:style-name="P3">-- reate a launch configuration, which specifies how to configure each EC2 Instance in the ASG.</text:p>
      <text:p text:style-name="Preformatted_20_Text"/>
      <text:p text:style-name="Preformatted_20_Text">.....</text:p>
      <text:p text:style-name="Preformatted_20_Text">resource "aws_launch_configuration" "example" {</text:p>
      <text:p text:style-name="Preformatted_20_Text"><text:s text:c="2"/>image_id <text:s text:c="7"/>= "ami-0c55b159cbfafe1f0"</text:p>
      <text:p text:style-name="Preformatted_20_Text"><text:s text:c="2"/>instance_type <text:s text:c="2"/>= "t2.micro"</text:p>
      <text:p text:style-name="Preformatted_20_Text"><text:s text:c="2"/>security_groups = [aws_security_group.instance.id] <text:s/></text:p>
      <text:p text:style-name="Preformatted_20_Text"><text:s text:c="2"/></text:p>
      <text:p text:style-name="Preformatted_20_Text"><text:s text:c="2"/>user_data = &lt;&lt;-EOF</text:p>
      <text:p text:style-name="Preformatted_20_Text"><text:s text:c="14"/>#!/bin/bash</text:p>
      <text:p text:style-name="Preformatted_20_Text"><text:s text:c="14"/>echo "Hello, World" &gt; index.html</text:p>
      <text:p text:style-name="Preformatted_20_Text"><text:s text:c="14"/>nohup busybox httpd -f -p "${var.server_port}" &amp;</text:p>
      <text:p text:style-name="Preformatted_20_Text"><text:s text:c="14"/>EOF <text:s/></text:p>
      <text:p text:style-name="Preformatted_20_Text"><text:s text:c="14"/></text:p>
      <text:p text:style-name="Preformatted_20_Text"><text:s text:c="2"/>lifecycle {</text:p>
      <text:p text:style-name="Preformatted_20_Text"><text:s text:c="4"/>create_before_destroy = true</text:p>
      <text:p text:style-name="Preformatted_20_Text"><text:s text:c="2"/>}</text:p>
      <text:p text:style-name="Preformatted_20_Text">}</text:p>
      <text:p text:style-name="Preformatted_20_Text">.....</text:p>
      <text:p text:style-name="Preformatted_20_Text"/>
      <text:p text:style-name="P3"/>
      <text:p text:style-name="P3">Now you can create the ASG itself using the aws_autoscaling_group resource:</text:p>
      <text:p text:style-name="Preformatted_20_Text"/>
      <text:p text:style-name="Preformatted_20_Text">.....</text:p>
      <text:p text:style-name="Preformatted_20_Text">resource "aws_autoscaling_group" "example" {</text:p>
      <text:p text:style-name="Preformatted_20_Text"><text:s text:c="2"/>launch_configuration = aws_launch_configuration.example.id <text:s/></text:p>
      <text:p text:style-name="Preformatted_20_Text"><text:s text:c="2"/>availability_zones <text:s text:c="2"/>= data.aws_availability_zones.all.names</text:p>
      <text:p text:style-name="Preformatted_20_Text"><text:s text:c="2"/></text:p>
      <text:p text:style-name="Preformatted_20_Text"><text:s text:c="2"/>min_size = 2</text:p>
      <text:p text:style-name="Preformatted_20_Text"><text:s text:c="2"/>max_size = 10 <text:s/></text:p>
      <text:p text:style-name="Preformatted_20_Text"/>
      <text:p text:style-name="Preformatted_20_Text"><text:s text:c="2"/>load_balancers <text:s text:c="3"/>= [aws_elb.example.name]</text:p>
      <text:p text:style-name="Preformatted_20_Text"><text:s text:c="2"/>health_check_type = "ELB"</text:p>
      <text:p text:style-name="Preformatted_20_Text"><text:s text:c="4"/></text:p>
      <text:p text:style-name="Preformatted_20_Text"><text:soft-page-break/><text:s text:c="2"/>tag {</text:p>
      <text:p text:style-name="Preformatted_20_Text"><text:s text:c="4"/>key <text:s text:c="16"/>= "Name"</text:p>
      <text:p text:style-name="Preformatted_20_Text"><text:s text:c="4"/>value <text:s text:c="14"/>= "terraform-asg-example"</text:p>
      <text:p text:style-name="Preformatted_20_Text"><text:s text:c="4"/>propagate_at_launch = true</text:p>
      <text:p text:style-name="Preformatted_20_Text"><text:s text:c="2"/>}</text:p>
      <text:p text:style-name="Preformatted_20_Text">}</text:p>
      <text:p text:style-name="Preformatted_20_Text">.....</text:p>
      <text:p text:style-name="Preformatted_20_Text"/>
      <text:p text:style-name="P3"/>
      <text:p text:style-name="P3">Deploy a load balancer</text:p>
      <text:p text:style-name="Preformatted_20_Text"/>
      <text:p text:style-name="P3">In order to have only one ip address you need a load balancer.</text:p>
      <text:p text:style-name="P3"/>
      <text:p text:style-name="P3">AWS offers three different types of load balancers:</text:p>
      <text:p text:style-name="Preformatted_20_Text"/>
      <text:p text:style-name="Preformatted_20_Text"><text:s text:c="4"/>1. Application Load Balancer (ALB): <text:s/>Best suited for HTTP and HTTPS traffic.</text:p>
      <text:p text:style-name="Preformatted_20_Text"><text:s text:c="4"/>2. Network Load Balancer (NLB): <text:s/>Best suited for TCP and UDP traffic.</text:p>
      <text:p text:style-name="Preformatted_20_Text"><text:s text:c="4"/>3. Classic Load Balancer (CLB): </text:p>
      <text:p text:style-name="Preformatted_20_Text"><text:s text:c="8"/>This is the “legacy” load balancer that predates both the ALB and NLB.</text:p>
      <text:p text:style-name="Preformatted_20_Text"><text:s text:c="8"/>It can do HTTP, HTTPS, and TCP, but offers far fewer features than the ALB or NLB.</text:p>
      <text:p text:style-name="Preformatted_20_Text"><text:s text:c="4"/></text:p>
      <text:p text:style-name="P3"><text:s text:c="4"/>You can create a CLB using the aws_elb resource:</text:p>
      <text:p text:style-name="P3"/>
      <text:p text:style-name="Preformatted_20_Text">.....</text:p>
      <text:p text:style-name="Preformatted_20_Text">resource "aws_elb" "example" {</text:p>
      <text:p text:style-name="Preformatted_20_Text"><text:s text:c="2"/>name <text:s text:c="14"/>= "terraform-asg-example"</text:p>
      <text:p text:style-name="Preformatted_20_Text"><text:s text:c="2"/>security_groups <text:s text:c="3"/>= [aws_security_group.elb.id]</text:p>
      <text:p text:style-name="Preformatted_20_Text"><text:s text:c="2"/>availability_zones = data.aws_availability_zones.all.names <text:s/></text:p>
      <text:p text:style-name="Preformatted_20_Text"/>
      <text:p text:style-name="Preformatted_20_Text"><text:s text:c="2"/>health_check {</text:p>
      <text:p text:style-name="Preformatted_20_Text"><text:s text:c="4"/>target <text:s text:c="13"/>= "HTTP:${var.server_port}/"</text:p>
      <text:p text:style-name="Preformatted_20_Text"><text:s text:c="4"/>interval <text:s text:c="11"/>= 30</text:p>
      <text:p text:style-name="Preformatted_20_Text"><text:s text:c="4"/>timeout <text:s text:c="12"/>= 3</text:p>
      <text:p text:style-name="Preformatted_20_Text"><text:s text:c="4"/>healthy_threshold <text:s text:c="2"/>= 2</text:p>
      <text:p text:style-name="Preformatted_20_Text"><text:s text:c="4"/>unhealthy_threshold = 2</text:p>
      <text:p text:style-name="Preformatted_20_Text"><text:s text:c="2"/>}</text:p>
      <text:p text:style-name="Preformatted_20_Text"><text:s text:c="2"/></text:p>
      <text:p text:style-name="Preformatted_20_Text"><text:s text:c="2"/># This adds a listener for incoming HTTP requests. <text:s text:c="5"/></text:p>
      <text:p text:style-name="Preformatted_20_Text"><text:s text:c="2"/>listener {</text:p>
      <text:p text:style-name="Preformatted_20_Text"><text:s text:c="4"/>lb_port <text:s text:c="10"/>= 80</text:p>
      <text:p text:style-name="Preformatted_20_Text"><text:s text:c="4"/>lb_protocol <text:s text:c="6"/>= "http"</text:p>
      <text:p text:style-name="Preformatted_20_Text"><text:s text:c="4"/>instance_port <text:s text:c="4"/>= var.server_port</text:p>
      <text:p text:style-name="Preformatted_20_Text"><text:s text:c="4"/>instance_protocol = "http"</text:p>
      <text:p text:style-name="Preformatted_20_Text"><text:s text:c="2"/>}</text:p>
      <text:p text:style-name="Preformatted_20_Text">}</text:p>
      <text:p text:style-name="Preformatted_20_Text">.....</text:p>
      <text:p text:style-name="Preformatted_20_Text"/>
      <text:p text:style-name="P3">In the code above, we are telling the CLB to receive HTTP requests on port 80 (the default port for HTTP) and to route them to the port used by the Instances in the ASG. Note that, by default, CLBs don’t allow any incoming or outgoing traffic (just like EC2 Instances), so you need to add a new security group to explicitly allow inbound requests on port 80 and all outbound requests (the latter is to allow the CLB to perform health checks, as you’ll see shortly)</text:p>
      <text:p text:style-name="Preformatted_20_Text"/>
      <text:p text:style-name="Preformatted_20_Text"/>
      <text:p text:style-name="Preformatted_20_Text">.....</text:p>
      <text:p text:style-name="Preformatted_20_Text">resource "aws_security_group" "elb" {</text:p>
      <text:p text:style-name="Preformatted_20_Text"><text:s text:c="2"/>name = "terraform-example-elb" <text:s/></text:p>
      <text:p text:style-name="Preformatted_20_Text"><text:s text:c="2"/></text:p>
      <text:p text:style-name="Preformatted_20_Text"><text:s text:c="2"/># Allow all outbound</text:p>
      <text:p text:style-name="Preformatted_20_Text"><text:s text:c="2"/>egress {</text:p>
      <text:p text:style-name="Preformatted_20_Text"><text:soft-page-break/><text:s text:c="4"/>from_port <text:s text:c="2"/>= 0</text:p>
      <text:p text:style-name="Preformatted_20_Text"><text:s text:c="4"/>to_port <text:s text:c="4"/>= 0</text:p>
      <text:p text:style-name="Preformatted_20_Text"><text:s text:c="4"/>protocol <text:s text:c="3"/>= "-1"</text:p>
      <text:p text:style-name="Preformatted_20_Text"><text:s text:c="4"/>cidr_blocks = ["0.0.0.0/0"]</text:p>
      <text:p text:style-name="Preformatted_20_Text"><text:s text:c="2"/>} <text:s/></text:p>
      <text:p text:style-name="Preformatted_20_Text"><text:s text:c="2"/></text:p>
      <text:p text:style-name="Preformatted_20_Text"><text:s text:c="2"/># Inbound HTTP from anywhere</text:p>
      <text:p text:style-name="Preformatted_20_Text"><text:s text:c="2"/>ingress {</text:p>
      <text:p text:style-name="Preformatted_20_Text"><text:s text:c="4"/>from_port <text:s text:c="2"/>= 80</text:p>
      <text:p text:style-name="Preformatted_20_Text"><text:s text:c="4"/>to_port <text:s text:c="4"/>= 80</text:p>
      <text:p text:style-name="Preformatted_20_Text"><text:s text:c="4"/>protocol <text:s text:c="3"/>= "tcp"</text:p>
      <text:p text:style-name="Preformatted_20_Text"><text:s text:c="4"/>cidr_blocks = ["0.0.0.0/0"]</text:p>
      <text:p text:style-name="Preformatted_20_Text"><text:s text:c="2"/>}</text:p>
      <text:p text:style-name="Preformatted_20_Text">}</text:p>
      <text:p text:style-name="Preformatted_20_Text">.....</text:p>
      <text:p text:style-name="Preformatted_20_Text"/>
      <text:p text:style-name="P3">One last thing to do before deploying the load balancer: let’s add its DNS name </text:p>
      <text:p text:style-name="P3">as an output so it’s easier to test if things are working:</text:p>
      <text:p text:style-name="Preformatted_20_Text"/>
      <text:p text:style-name="Preformatted_20_Text">output "clb_dns_name" {</text:p>
      <text:p text:style-name="Preformatted_20_Text"><text:s text:c="2"/>value <text:s text:c="6"/>= aws_elb.example.dns_name</text:p>
      <text:p text:style-name="Preformatted_20_Text"><text:s text:c="2"/>description = "The domain name of the load balancer"</text:p>
      <text:p text:style-name="Preformatted_20_Text">}</text:p>
      <text:p text:style-name="Preformatted_20_Text"/>
      <text:p text:style-name="Preformatted_20_Text"/>
      <text:p text:style-name="Preformatted_20_Text"/>
      <text:p text:style-name="Preformatted_20_Text">&lt;&lt;&lt; EOF &gt;&gt;&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11T18:15:27.557176273</dc:date>
    <meta:editing-duration>PT1H51M4S</meta:editing-duration>
    <meta:editing-cycles>7</meta:editing-cycles>
    <meta:generator>LibreOffice/6.4.6.2$Linux_X86_64 LibreOffice_project/40$Build-2</meta:generator>
    <meta:document-statistic meta:table-count="0" meta:image-count="0" meta:object-count="0" meta:page-count="8" meta:paragraph-count="349" meta:word-count="1497" meta:character-count="11166" meta:non-whitespace-character-count="8346"/>
  </office:meta>
</office:document-meta>
</file>